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207.1pt"/>
    </style:style>
    <style:style style:name="co4" style:family="table-column">
      <style:table-column-properties fo:break-before="auto" style:column-width="147.66pt"/>
    </style:style>
    <style:style style:name="co5" style:family="table-column">
      <style:table-column-properties fo:break-before="auto" style:column-width="159.99pt"/>
    </style:style>
    <style:style style:name="co6" style:family="table-column">
      <style:table-column-properties fo:break-before="auto" style:column-width="128.35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et-results-latency" table:style-name="ta1">
        <table:shapes>
          <draw:frame draw:z-index="0" draw:style-name="gr1" draw:text-style-name="P1" svg:width="886.25pt" svg:height="255.23pt" svg:x="2.32pt" svg:y="131.02pt">
            <draw:object draw:notify-on-update-of-ranges="'set-results-latency'.A1:'set-results-latency'.A1 'set-results-latency'.A2:'set-results-latency'.A10 'set-results-latency'.B1:'set-results-latency'.B1 'set-results-latency'.B2:'set-results-latency'.B10 'set-results-latency'.A1:'set-results-latency'.A1 'set-results-latency'.A2:'set-results-latency'.A10 'set-results-latency'.C1:'set-results-latency'.C1 'set-results-latency'.C2:'set-results-latency'.C10 'set-results-latency'.A1:'set-results-latency'.A1 'set-results-latency'.A2:'set-results-latency'.A10 'set-results-latency'.D1:'set-results-latency'.D1 'set-results-latency'.D2:'set-results-latency'.D10 'set-results-latency'.A1:'set-results-latency'.A1 'set-results-latency'.A2:'set-results-latency'.A10 'set-results-latency'.E1:'set-results-latency'.E1 'set-results-latency'.E2:'set-results-latency'.E10 'set-results-latency'.A1:'set-results-latency'.A1 'set-results-latency'.A2:'set-results-latency'.A10 'set-results-latency'.F1:'set-results-latency'.F1 'set-results-latency'.F2:'set-results-latency'.F10 'set-results-latency'.A1:'set-results-latency'.A1 'set-results-latency'.A2:'set-results-latency'.A10 'set-results-latency'.G1:'set-results-latency'.G1 'set-results-latency'.G2:'set-results-latency'.G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Michael hash-table"</text:p>
          </table:table-cell>
          <table:table-cell office:value-type="string" calcext:value-type="string">
            <text:p>Michael hash-table with coarse locking lists"</text:p>
          </table:table-cell>
          <table:table-cell office:value-type="string" calcext:value-type="string">
            <text:p>std::unordered_set with mutex"</text:p>
          </table:table-cell>
          <table:table-cell office:value-type="string" calcext:value-type="string">
            <text:p>std::unordered_set with spin-lock"</text:p>
          </table:table-cell>
          <table:table-cell office:value-type="string" calcext:value-type="string">
            <text:p>tbb::concurent_hash_map"</text:p>
          </table:table-cell>
          <table:table-cell office:value-type="string" calcext:value-type="string">
            <text:p>cds::michael_set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827073" calcext:value-type="float">
            <text:p>8.27073E-007</text:p>
          </table:table-cell>
          <table:table-cell office:value-type="float" office:value="0.000000726503" calcext:value-type="float">
            <text:p>7.26503E-007</text:p>
          </table:table-cell>
          <table:table-cell office:value-type="float" office:value="0.000000510102" calcext:value-type="float">
            <text:p>5.10102E-007</text:p>
          </table:table-cell>
          <table:table-cell office:value-type="float" office:value="0.00000039929" calcext:value-type="float">
            <text:p>3.9929E-007</text:p>
          </table:table-cell>
          <table:table-cell office:value-type="float" office:value="0.000000496732" calcext:value-type="float">
            <text:p>4.96732E-007</text:p>
          </table:table-cell>
          <table:table-cell office:value-type="float" office:value="0.000000974437" calcext:value-type="float">
            <text:p>9.74437E-0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0688746" calcext:value-type="float">
            <text:p>6.88746E-007</text:p>
          </table:table-cell>
          <table:table-cell office:value-type="float" office:value="0.000000748529" calcext:value-type="float">
            <text:p>7.48529E-007</text:p>
          </table:table-cell>
          <table:table-cell office:value-type="float" office:value="0.000000572749" calcext:value-type="float">
            <text:p>5.72749E-007</text:p>
          </table:table-cell>
          <table:table-cell office:value-type="float" office:value="0.00000245114" calcext:value-type="float">
            <text:p>2.45114E-006</text:p>
          </table:table-cell>
          <table:table-cell office:value-type="float" office:value="0.000000501368" calcext:value-type="float">
            <text:p>5.01368E-007</text:p>
          </table:table-cell>
          <table:table-cell office:value-type="float" office:value="0.000000957323" calcext:value-type="float">
            <text:p>9.57323E-0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0794284" calcext:value-type="float">
            <text:p>7.94284E-007</text:p>
          </table:table-cell>
          <table:table-cell office:value-type="float" office:value="0.000000811477" calcext:value-type="float">
            <text:p>8.11477E-007</text:p>
          </table:table-cell>
          <table:table-cell office:value-type="float" office:value="0.000000734238" calcext:value-type="float">
            <text:p>7.34238E-007</text:p>
          </table:table-cell>
          <table:table-cell office:value-type="float" office:value="0.0000110195" calcext:value-type="float">
            <text:p>1.10195E-005</text:p>
          </table:table-cell>
          <table:table-cell office:value-type="float" office:value="0.000000497421" calcext:value-type="float">
            <text:p>4.97421E-007</text:p>
          </table:table-cell>
          <table:table-cell office:value-type="float" office:value="0.00000103528" calcext:value-type="float">
            <text:p>1.03528E-0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0842048" calcext:value-type="float">
            <text:p>0.000000842</text:p>
          </table:table-cell>
          <table:table-cell office:value-type="float" office:value="0.000000871803" calcext:value-type="float">
            <text:p>8.71803E-007</text:p>
          </table:table-cell>
          <table:table-cell office:value-type="float" office:value="0.00000104662" calcext:value-type="float">
            <text:p>1.04662E-006</text:p>
          </table:table-cell>
          <table:table-cell office:value-type="float" office:value="0.0000190661" calcext:value-type="float">
            <text:p>1.90661E-005</text:p>
          </table:table-cell>
          <table:table-cell office:value-type="float" office:value="0.000000488681" calcext:value-type="float">
            <text:p>4.88681E-007</text:p>
          </table:table-cell>
          <table:table-cell office:value-type="float" office:value="0.00000107758" calcext:value-type="float">
            <text:p>1.07758E-0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089139" calcext:value-type="float">
            <text:p>8.9139E-007</text:p>
          </table:table-cell>
          <table:table-cell office:value-type="float" office:value="0.00000092183" calcext:value-type="float">
            <text:p>9.2183E-007</text:p>
          </table:table-cell>
          <table:table-cell office:value-type="float" office:value="0.0000016323" calcext:value-type="float">
            <text:p>1.6323E-006</text:p>
          </table:table-cell>
          <table:table-cell office:value-type="float" office:value="0.0000260772" calcext:value-type="float">
            <text:p>2.60772E-005</text:p>
          </table:table-cell>
          <table:table-cell office:value-type="float" office:value="0.000000478987" calcext:value-type="float">
            <text:p>0.000000479</text:p>
          </table:table-cell>
          <table:table-cell office:value-type="float" office:value="0.00000109432" calcext:value-type="float">
            <text:p>1.09432E-0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0994256" calcext:value-type="float">
            <text:p>9.94256E-007</text:p>
          </table:table-cell>
          <table:table-cell office:value-type="float" office:value="0.00000107363" calcext:value-type="float">
            <text:p>1.07363E-006</text:p>
          </table:table-cell>
          <table:table-cell office:value-type="float" office:value="0.0000066142" calcext:value-type="float">
            <text:p>6.6142E-006</text:p>
          </table:table-cell>
          <table:table-cell office:value-type="float" office:value="0.0000489085" calcext:value-type="float">
            <text:p>4.89085E-005</text:p>
          </table:table-cell>
          <table:table-cell office:value-type="float" office:value="0.000000500088" calcext:value-type="float">
            <text:p>5.00088E-007</text:p>
          </table:table-cell>
          <table:table-cell office:value-type="float" office:value="0.00000114642" calcext:value-type="float">
            <text:p>1.14642E-0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105252" calcext:value-type="float">
            <text:p>1.05252E-006</text:p>
          </table:table-cell>
          <table:table-cell office:value-type="float" office:value="0.00000114157" calcext:value-type="float">
            <text:p>1.14157E-006</text:p>
          </table:table-cell>
          <table:table-cell office:value-type="float" office:value="0.0000102508" calcext:value-type="float">
            <text:p>1.02508E-005</text:p>
          </table:table-cell>
          <table:table-cell office:value-type="float" office:value="0.0000711979" calcext:value-type="float">
            <text:p>7.11979E-005</text:p>
          </table:table-cell>
          <table:table-cell office:value-type="float" office:value="0.000000502473" calcext:value-type="float">
            <text:p>5.02473E-007</text:p>
          </table:table-cell>
          <table:table-cell office:value-type="float" office:value="0.00000117314" calcext:value-type="float">
            <text:p>1.17314E-00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108395" calcext:value-type="float">
            <text:p>0.000001084</text:p>
          </table:table-cell>
          <table:table-cell office:value-type="float" office:value="0.00000117928" calcext:value-type="float">
            <text:p>1.17928E-006</text:p>
          </table:table-cell>
          <table:table-cell office:value-type="float" office:value="0.0000129537" calcext:value-type="float">
            <text:p>1.29537E-005</text:p>
          </table:table-cell>
          <table:table-cell office:value-type="float" office:value="0.0000841346" calcext:value-type="float">
            <text:p>8.41346E-005</text:p>
          </table:table-cell>
          <table:table-cell office:value-type="float" office:value="0.000000488776" calcext:value-type="float">
            <text:p>4.88776E-007</text:p>
          </table:table-cell>
          <table:table-cell office:value-type="float" office:value="0.00000117272" calcext:value-type="float">
            <text:p>1.17272E-00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0110714" calcext:value-type="float">
            <text:p>1.10714E-006</text:p>
          </table:table-cell>
          <table:table-cell office:value-type="float" office:value="0.00000125631" calcext:value-type="float">
            <text:p>1.25631E-006</text:p>
          </table:table-cell>
          <table:table-cell office:value-type="float" office:value="0.0000192813" calcext:value-type="float">
            <text:p>1.92813E-005</text:p>
          </table:table-cell>
          <table:table-cell office:value-type="float" office:value="0.000112268" calcext:value-type="float">
            <text:p>0.000112268</text:p>
          </table:table-cell>
          <table:table-cell office:value-type="float" office:value="0.000000463928" calcext:value-type="float">
            <text:p>4.63928E-007</text:p>
          </table:table-cell>
          <table:table-cell office:value-type="float" office:value="0.00000115755" calcext:value-type="float">
            <text:p>1.15755E-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3T20:53:29.082205986</dc:date>
    <dc:creator>andrew </dc:creator>
    <meta:editing-duration>PT43S</meta:editing-duration>
    <meta:editing-cycles>1</meta:editing-cycles>
    <meta:document-statistic meta:table-count="1" meta:cell-count="7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266cm" svg:height="9.005cm" xlink:href=".." xlink:type="simple" chart:class="chart:scatter" chart:style-name="ch1">
        <chart:legend chart:legend-position="end" svg:x="23.122cm" svg:y="2.958cm" style:legend-expansion="high" chart:style-name="ch2"/>
        <chart:plot-area chart:style-name="ch3" table:cell-range-address="'set-results-latency'.A1:'set-results-latency'.G10" chart:data-source-has-labels="row" svg:x="0.625cm" svg:y="0.18cm" svg:width="21.872cm" svg:height="8.645cm">
          <chartooo:coordinate-region svg:x="2.093cm" svg:y="0.38cm" svg:width="20.124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t-results-latency'.B2:'set-results-latency'.B10" chart:label-cell-address="'set-results-latency'.B1:'set-results-latency'.B1" chart:class="chart:scatter">
            <chart:domain table:cell-range-address="'set-results-latency'.A2:'set-results-latency'.A10"/>
            <chart:data-point chart:repeated="9"/>
          </chart:series>
          <chart:series chart:style-name="ch7" chart:values-cell-range-address="'set-results-latency'.C2:'set-results-latency'.C10" chart:label-cell-address="'set-results-latency'.C1:'set-results-latency'.C1" chart:class="chart:scatter">
            <chart:data-point chart:repeated="9"/>
          </chart:series>
          <chart:series chart:style-name="ch8" chart:values-cell-range-address="'set-results-latency'.D2:'set-results-latency'.D10" chart:label-cell-address="'set-results-latency'.D1:'set-results-latency'.D1" chart:class="chart:scatter">
            <chart:data-point chart:repeated="9"/>
          </chart:series>
          <chart:series chart:style-name="ch9" chart:values-cell-range-address="'set-results-latency'.E2:'set-results-latency'.E10" chart:label-cell-address="'set-results-latency'.E1:'set-results-latency'.E1" chart:class="chart:scatter">
            <chart:data-point chart:repeated="9"/>
          </chart:series>
          <chart:series chart:style-name="ch10" chart:values-cell-range-address="'set-results-latency'.F2:'set-results-latency'.F10" chart:label-cell-address="'set-results-latency'.F1:'set-results-latency'.F1" chart:class="chart:scatter">
            <chart:data-point chart:repeated="9"/>
          </chart:series>
          <chart:series chart:style-name="ch11" chart:values-cell-range-address="'set-results-latency'.G2:'set-results-latency'.G10" chart:label-cell-address="'set-results-latency'.G1:'set-results-latency'.G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chael hash-table"</text:p>
                <draw:g>
                  <svg:desc>'set-results-latency'.B1:'set-results-latency'.B1</svg:desc>
                </draw:g>
              </table:table-cell>
              <table:table-cell office:value-type="string">
                <text:p>Michael hash-table with coarse locking lists"</text:p>
                <draw:g>
                  <svg:desc>'set-results-latency'.C1:'set-results-latency'.C1</svg:desc>
                </draw:g>
              </table:table-cell>
              <table:table-cell office:value-type="string">
                <text:p>std::unordered_set with mutex"</text:p>
                <draw:g>
                  <svg:desc>'set-results-latency'.D1:'set-results-latency'.D1</svg:desc>
                </draw:g>
              </table:table-cell>
              <table:table-cell office:value-type="string">
                <text:p>std::unordered_set with spin-lock"</text:p>
                <draw:g>
                  <svg:desc>'set-results-latency'.E1:'set-results-latency'.E1</svg:desc>
                </draw:g>
              </table:table-cell>
              <table:table-cell office:value-type="string">
                <text:p>tbb::concurent_hash_map"</text:p>
                <draw:g>
                  <svg:desc>'set-results-latency'.F1:'set-results-latency'.F1</svg:desc>
                </draw:g>
              </table:table-cell>
              <table:table-cell office:value-type="string">
                <text:p>cds::michael_set"</text:p>
                <draw:g>
                  <svg:desc>'set-results-latency'.G1:'set-results-latency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t-results-latency'.A2:'set-results-latency'.A10</svg:desc>
                </draw:g>
              </table:table-cell>
              <table:table-cell office:value-type="float" office:value="0.000000827073">
                <text:p>0.000000827073</text:p>
                <draw:g>
                  <svg:desc>'set-results-latency'.B2:'set-results-latency'.B10</svg:desc>
                </draw:g>
              </table:table-cell>
              <table:table-cell office:value-type="float" office:value="0.000000726503">
                <text:p>0.000000726503</text:p>
                <draw:g>
                  <svg:desc>'set-results-latency'.C2:'set-results-latency'.C10</svg:desc>
                </draw:g>
              </table:table-cell>
              <table:table-cell office:value-type="float" office:value="0.000000510102">
                <text:p>0.000000510102</text:p>
                <draw:g>
                  <svg:desc>'set-results-latency'.D2:'set-results-latency'.D10</svg:desc>
                </draw:g>
              </table:table-cell>
              <table:table-cell office:value-type="float" office:value="0.00000039929">
                <text:p>0.00000039929</text:p>
                <draw:g>
                  <svg:desc>'set-results-latency'.E2:'set-results-latency'.E10</svg:desc>
                </draw:g>
              </table:table-cell>
              <table:table-cell office:value-type="float" office:value="0.000000496732">
                <text:p>0.000000496732</text:p>
                <draw:g>
                  <svg:desc>'set-results-latency'.F2:'set-results-latency'.F10</svg:desc>
                </draw:g>
              </table:table-cell>
              <table:table-cell office:value-type="float" office:value="0.000000974437">
                <text:p>0.000000974437</text:p>
                <draw:g>
                  <svg:desc>'set-results-latency'.G2:'set-results-latency'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688746">
                <text:p>0.000000688746</text:p>
              </table:table-cell>
              <table:table-cell office:value-type="float" office:value="0.000000748529">
                <text:p>0.000000748529</text:p>
              </table:table-cell>
              <table:table-cell office:value-type="float" office:value="0.000000572749">
                <text:p>0.000000572749</text:p>
              </table:table-cell>
              <table:table-cell office:value-type="float" office:value="0.00000245114">
                <text:p>0.00000245114</text:p>
              </table:table-cell>
              <table:table-cell office:value-type="float" office:value="0.000000501368">
                <text:p>0.000000501368</text:p>
              </table:table-cell>
              <table:table-cell office:value-type="float" office:value="0.000000957323">
                <text:p>0.000000957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000000794284">
                <text:p>0.000000794284</text:p>
              </table:table-cell>
              <table:table-cell office:value-type="float" office:value="0.000000811477">
                <text:p>0.000000811477</text:p>
              </table:table-cell>
              <table:table-cell office:value-type="float" office:value="0.000000734238">
                <text:p>0.000000734238</text:p>
              </table:table-cell>
              <table:table-cell office:value-type="float" office:value="0.0000110195">
                <text:p>0.0000110195</text:p>
              </table:table-cell>
              <table:table-cell office:value-type="float" office:value="0.000000497421">
                <text:p>0.000000497421</text:p>
              </table:table-cell>
              <table:table-cell office:value-type="float" office:value="0.00000103528">
                <text:p>0.00000103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.000000842048">
                <text:p>0.000000842048</text:p>
              </table:table-cell>
              <table:table-cell office:value-type="float" office:value="0.000000871803">
                <text:p>0.000000871803</text:p>
              </table:table-cell>
              <table:table-cell office:value-type="float" office:value="0.00000104662">
                <text:p>0.00000104662</text:p>
              </table:table-cell>
              <table:table-cell office:value-type="float" office:value="0.0000190661">
                <text:p>0.0000190661</text:p>
              </table:table-cell>
              <table:table-cell office:value-type="float" office:value="0.000000488681">
                <text:p>0.000000488681</text:p>
              </table:table-cell>
              <table:table-cell office:value-type="float" office:value="0.00000107758">
                <text:p>0.00000107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0.00000089139">
                <text:p>0.00000089139</text:p>
              </table:table-cell>
              <table:table-cell office:value-type="float" office:value="0.00000092183">
                <text:p>0.00000092183</text:p>
              </table:table-cell>
              <table:table-cell office:value-type="float" office:value="0.0000016323">
                <text:p>0.0000016323</text:p>
              </table:table-cell>
              <table:table-cell office:value-type="float" office:value="0.0000260772">
                <text:p>0.0000260772</text:p>
              </table:table-cell>
              <table:table-cell office:value-type="float" office:value="0.000000478987">
                <text:p>0.000000478987</text:p>
              </table:table-cell>
              <table:table-cell office:value-type="float" office:value="0.00000109432">
                <text:p>0.00000109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0.000000994256">
                <text:p>0.000000994256</text:p>
              </table:table-cell>
              <table:table-cell office:value-type="float" office:value="0.00000107363">
                <text:p>0.00000107363</text:p>
              </table:table-cell>
              <table:table-cell office:value-type="float" office:value="0.0000066142">
                <text:p>0.0000066142</text:p>
              </table:table-cell>
              <table:table-cell office:value-type="float" office:value="0.0000489085">
                <text:p>0.0000489085</text:p>
              </table:table-cell>
              <table:table-cell office:value-type="float" office:value="0.000000500088">
                <text:p>0.000000500088</text:p>
              </table:table-cell>
              <table:table-cell office:value-type="float" office:value="0.00000114642">
                <text:p>0.00000114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">
                <text:p>97</text:p>
              </table:table-cell>
              <table:table-cell office:value-type="float" office:value="0.00000105252">
                <text:p>0.00000105252</text:p>
              </table:table-cell>
              <table:table-cell office:value-type="float" office:value="0.00000114157">
                <text:p>0.00000114157</text:p>
              </table:table-cell>
              <table:table-cell office:value-type="float" office:value="0.0000102508">
                <text:p>0.0000102508</text:p>
              </table:table-cell>
              <table:table-cell office:value-type="float" office:value="0.0000711979">
                <text:p>0.0000711979</text:p>
              </table:table-cell>
              <table:table-cell office:value-type="float" office:value="0.000000502473">
                <text:p>0.000000502473</text:p>
              </table:table-cell>
              <table:table-cell office:value-type="float" office:value="0.00000117314">
                <text:p>0.00000117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">
                <text:p>129</text:p>
              </table:table-cell>
              <table:table-cell office:value-type="float" office:value="0.00000108395">
                <text:p>0.00000108395</text:p>
              </table:table-cell>
              <table:table-cell office:value-type="float" office:value="0.00000117928">
                <text:p>0.00000117928</text:p>
              </table:table-cell>
              <table:table-cell office:value-type="float" office:value="0.0000129537">
                <text:p>0.0000129537</text:p>
              </table:table-cell>
              <table:table-cell office:value-type="float" office:value="0.0000841346">
                <text:p>0.0000841346</text:p>
              </table:table-cell>
              <table:table-cell office:value-type="float" office:value="0.000000488776">
                <text:p>0.000000488776</text:p>
              </table:table-cell>
              <table:table-cell office:value-type="float" office:value="0.00000117272">
                <text:p>0.00000117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">
                <text:p>193</text:p>
              </table:table-cell>
              <table:table-cell office:value-type="float" office:value="0.00000110714">
                <text:p>0.00000110714</text:p>
              </table:table-cell>
              <table:table-cell office:value-type="float" office:value="0.00000125631">
                <text:p>0.00000125631</text:p>
              </table:table-cell>
              <table:table-cell office:value-type="float" office:value="0.0000192813">
                <text:p>0.0000192813</text:p>
              </table:table-cell>
              <table:table-cell office:value-type="float" office:value="0.000112268">
                <text:p>0.000112268</text:p>
              </table:table-cell>
              <table:table-cell office:value-type="float" office:value="0.000000463928">
                <text:p>0.000000463928</text:p>
              </table:table-cell>
              <table:table-cell office:value-type="float" office:value="0.00000115755">
                <text:p>0.000001157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